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521in" fo:margin-left="0in" table:align="left"/>
    </style:style>
    <style:style style:name="Table1.A" style:family="table-column">
      <style:table-column-properties style:column-width="2.2375in"/>
    </style:style>
    <style:style style:name="Table1.C" style:family="table-column">
      <style:table-column-properties style:column-width="2.27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4426" officeooo:paragraph-rsid="00014426"/>
    </style:style>
    <style:style style:name="P2" style:family="paragraph" style:parent-style-name="Standard">
      <style:text-properties officeooo:rsid="00028765" officeooo:paragraph-rsid="0006cadb"/>
    </style:style>
    <style:style style:name="P3" style:family="paragraph" style:parent-style-name="Standard">
      <style:text-properties officeooo:rsid="00028765" officeooo:paragraph-rsid="000937a6"/>
    </style:style>
    <style:style style:name="P4" style:family="paragraph" style:parent-style-name="Standard">
      <style:text-properties officeooo:rsid="000937a6" officeooo:paragraph-rsid="000937a6"/>
    </style:style>
    <style:style style:name="P5" style:family="paragraph" style:parent-style-name="Standard">
      <style:text-properties officeooo:rsid="000a6141" officeooo:paragraph-rsid="000a6141"/>
    </style:style>
    <style:style style:name="P6" style:family="paragraph" style:parent-style-name="Standard">
      <style:text-properties officeooo:paragraph-rsid="000b758a"/>
    </style:style>
    <style:style style:name="P7" style:family="paragraph" style:parent-style-name="Standard">
      <style:text-properties officeooo:rsid="000b758a" officeooo:paragraph-rsid="000b758a"/>
    </style:style>
    <style:style style:name="P8" style:family="paragraph" style:parent-style-name="Standard">
      <style:text-properties officeooo:rsid="000e39a9" officeooo:paragraph-rsid="000e39a9"/>
    </style:style>
    <style:style style:name="P9" style:family="paragraph" style:parent-style-name="Table_20_Contents">
      <style:text-properties officeooo:rsid="0007e4d5" officeooo:paragraph-rsid="0007e4d5"/>
    </style:style>
    <style:style style:name="P10" style:family="paragraph" style:parent-style-name="Table_20_Contents">
      <style:text-properties officeooo:rsid="000937a6" officeooo:paragraph-rsid="000937a6"/>
    </style:style>
    <style:style style:name="P11" style:family="paragraph" style:parent-style-name="Standard">
      <style:text-properties officeooo:rsid="0004230b" officeooo:paragraph-rsid="000937a6"/>
    </style:style>
    <style:style style:name="P12" style:family="paragraph" style:parent-style-name="Standard">
      <style:text-properties officeooo:rsid="00028765" officeooo:paragraph-rsid="00132e51"/>
    </style:style>
    <style:style style:name="P13" style:family="paragraph" style:parent-style-name="Standard">
      <style:text-properties officeooo:rsid="001537e4" officeooo:paragraph-rsid="001537e4"/>
    </style:style>
    <style:style style:name="P14" style:family="paragraph" style:parent-style-name="Standard">
      <style:text-properties officeooo:rsid="000e39a9" officeooo:paragraph-rsid="00180828"/>
    </style:style>
    <style:style style:name="P15" style:family="paragraph" style:parent-style-name="Table_20_Contents">
      <style:text-properties officeooo:rsid="0007e4d5" officeooo:paragraph-rsid="0007e4d5"/>
    </style:style>
    <style:style style:name="P16" style:family="paragraph" style:parent-style-name="Table_20_Contents">
      <style:text-properties officeooo:rsid="00118414" officeooo:paragraph-rsid="00118414"/>
    </style:style>
    <style:style style:name="T1" style:family="text">
      <style:text-properties officeooo:rsid="0004230b"/>
    </style:style>
    <style:style style:name="T2" style:family="text">
      <style:text-properties officeooo:rsid="0009a32f"/>
    </style:style>
    <style:style style:name="T3" style:family="text">
      <style:text-properties officeooo:rsid="000a6141"/>
    </style:style>
    <style:style style:name="T4" style:family="text">
      <style:text-properties fo:color="#000000"/>
    </style:style>
    <style:style style:name="T5" style:family="text">
      <style:text-properties officeooo:rsid="000d2d94"/>
    </style:style>
    <style:style style:name="T6" style:family="text">
      <style:text-properties officeooo:rsid="00103353"/>
    </style:style>
    <style:style style:name="T7" style:family="text">
      <style:text-properties officeooo:rsid="00118414"/>
    </style:style>
    <style:style style:name="T8" style:family="text">
      <style:text-properties officeooo:rsid="0017194c"/>
    </style:style>
    <style:style style:name="T9" style:family="text">
      <style:text-properties officeooo:rsid="001808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dge evaluation with models</text:p>
      <text:p text:style-name="P1"/>
      <text:p text:style-name="P12">Once we have trained our model and saved it in its last epoch iteration, we can use it to <text:span text:style-name="T1">estimate scores of a custom dataset. We chose to load the original GeoJSON Edge file mentioned in \ref[Figure 3.1.] and have our model evaluate the edges with missing score. As can be seen in Table \ref[ble], there is large amount of edges which didn’t have initial score. Note that for various models we have to make distinction, of if we can obtain images in the location. For 498 edges we weren’t able to download images and only the OSM vectors could have been collected. This reveals another advantage of the OSM model over Image and Mixed models, which depend on presence of imagery data.</text:span></text:p>
      <text:p text:style-name="P4"/>
      <text:p text:style-name="P4"><text:span text:style-name="T2">E</text:span>ach edge is represented by multiple <text:span text:style-name="T8">data entries</text:span>, in <text:span text:style-name="T2">our </text:span>initial dataset where we didn’t use edge splitting this is <text:span text:style-name="T2">maximally </text:span>6 images <text:span text:style-name="T8">or vectors</text:span> per edge. <text:span text:style-name="T2">In some cases we couldn’t obtain all 6 images, because Google Street View didn’t have imagery information available at the location.</text:span></text:p>
      <text:p text:style-name="P5"/>
      <text:p text:style-name="P6"><text:span text:style-name="T3">We have used OSM model from experiment \ref[</text:span><text:span text:style-name="T4">ch6_model_osm_wd</text:span><text:span text:style-name="T3">] on dataset 5556x_markable_640x640 to evaluate score of all images with initially missing score. We saved this information to a new GeoJSON file.</text:span></text:p>
      <text:p text:style-name="P6"/>
      <text:p text:style-name="P7">Figure \ref[] shows the online resource of Carto.com, which allowed us simple to use visualization of our GeoJSON data. <text:span text:style-name="T5">Note that in this example we were able to evaluate all present edges, even those without any Google Street View images.</text:span></text:p>
      <text:p text:style-name="P3"/>
      <text:p text:style-name="P11"><text:s/></text:p>
      <text:p text:style-name="P2"/>
      <table:table table:name="Table1" table:style-name="Table1">
        <table:table-column table:style-name="Table1.A" table:number-columns-repeated="2"/>
        <table:table-column table:style-name="Table1.C"/>
        <table:table-row>
          <table:table-cell table:style-name="Table1.A1" office:value-type="string">
            <text:p text:style-name="P16">Imagery data</text:p>
          </table:table-cell>
          <table:table-cell table:style-name="Table1.A1" office:value-type="string">
            <text:p text:style-name="P9">Edges <text:span text:style-name="T7">with images</text:span></text:p>
          </table:table-cell>
          <table:table-cell table:style-name="Table1.C1" office:value-type="string">
            <text:p text:style-name="P9"><text:span text:style-name="T7">I</text:span>mages</text:p>
          </table:table-cell>
        </table:table-row>
        <table:table-row>
          <table:table-cell table:style-name="Table1.A2" office:value-type="string">
            <text:p text:style-name="P9">Scored</text:p>
          </table:table-cell>
          <table:table-cell table:style-name="Table1.A2" office:value-type="string">
            <text:p text:style-name="P10">1396</text:p>
          </table:table-cell>
          <table:table-cell table:style-name="Table1.C2" office:value-type="string">
            <text:p text:style-name="P10">8376</text:p>
          </table:table-cell>
        </table:table-row>
        <table:table-row>
          <table:table-cell table:style-name="Table1.A2" office:value-type="string">
            <text:p text:style-name="P9">Without score</text:p>
          </table:table-cell>
          <table:table-cell table:style-name="Table1.A2" office:value-type="string">
            <text:p text:style-name="P10">3662</text:p>
          </table:table-cell>
          <table:table-cell table:style-name="Table1.C2" office:value-type="string">
            <text:p text:style-name="P10">21696</text:p>
          </table:table-cell>
        </table:table-row>
        <table:table-row>
          <table:table-cell table:style-name="Table1.A2" office:value-type="string">
            <text:p text:style-name="P16">OSM vector data</text:p>
          </table:table-cell>
          <table:table-cell table:style-name="Table1.A2" office:value-type="string">
            <text:p text:style-name="P16">Edges with OSM vectors</text:p>
          </table:table-cell>
          <table:table-cell table:style-name="Table1.C2" office:value-type="string">
            <text:p text:style-name="P16">OSM vectors</text:p>
          </table:table-cell>
        </table:table-row>
        <table:table-row>
          <table:table-cell table:style-name="Table1.A2" office:value-type="string">
            <text:p text:style-name="P9">Scored</text:p>
          </table:table-cell>
          <table:table-cell table:style-name="Table1.A2" office:value-type="string">
            <text:p text:style-name="P16">1396</text:p>
          </table:table-cell>
          <table:table-cell table:style-name="Table1.C2" office:value-type="string">
            <text:p text:style-name="P16">8376</text:p>
          </table:table-cell>
        </table:table-row>
        <table:table-row>
          <table:table-cell table:style-name="Table1.A2" office:value-type="string">
            <text:p text:style-name="P9">Without score</text:p>
          </table:table-cell>
          <table:table-cell table:style-name="Table1.A2" office:value-type="string">
            <text:p text:style-name="P16">4160</text:p>
          </table:table-cell>
          <table:table-cell table:style-name="Table1.C2" office:value-type="string">
            <text:p text:style-name="P16">24960</text:p>
          </table:table-cell>
        </table:table-row>
      </table:table>
      <text:p text:style-name="P4">Table ble: <text:span text:style-name="T6">Breakdown of scores in the initial dataset. We make a distinction between edges which were initially scored and also between those edges, where we can access imagery information versus where only the OSM vector is available.</text:span></text:p>
      <text:p text:style-name="P4"/>
      <text:p text:style-name="P8">[ screenshot viz ]</text:p>
      <text:p text:style-name="P14">Figure: <text:span text:style-name="T9">Model: OSM model width 64, depth 2, Dataset: 5556x_markable_640x640. </text:span>GeoJSON file visualization provided by the online service Carto.com. <text:span text:style-name="T9">Note that all edges were evaluated as OSM model doesn’t depend on presence of imagery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4:24:30.603105047</meta:creation-date>
    <dc:date>2017-07-08T15:34:40.520585603</dc:date>
    <meta:editing-duration>PT16M8S</meta:editing-duration>
    <meta:editing-cycles>17</meta:editing-cycles>
    <meta:generator>LibreOffice/5.1.6.2$Linux_X86_64 LibreOffice_project/10m0$Build-2</meta:generator>
    <meta:document-statistic meta:table-count="1" meta:image-count="0" meta:object-count="0" meta:page-count="1" meta:paragraph-count="27" meta:word-count="351" meta:character-count="2098" meta:non-whitespace-character-count="1772"/>
  </office:meta>
</office:document-meta>
</file>